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hatch" draw:fill-hatch-name="Black_20_45_20_Degrees_20_Wid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_20__28_var_29_" svg:stroke-width="0.05cm" draw:fill="none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none" draw:stroke-dash="Fine_20_Dashed_20__28_var_29_" svg:stroke-width="0.05cm" draw:fill="hatch" draw:fill-hatch-name="Black_20_45_20_Degrees_20_Wide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stroke-dash="Fine_20_Dashed_20__28_var_29_" svg:stroke-width="0.05cm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212cm" svg:height="8.1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88cm" svg:height="5.919cm" svg:x="1.251cm" svg:y="3.002cm">
          <text:p text:style-name="P1"/>
          <draw:enhanced-geometry svg:viewBox="0 0 21600 21600" draw:type="rectangle" draw:enhanced-path="M 0 0 L 21600 0 21600 21600 0 21600 0 0 Z N"/>
        </draw:custom-shape>
        <draw:frame draw:style-name="gr3" draw:layer="layout" svg:width="2.39cm" svg:height="1.017cm" svg:x="1.309cm" svg:y="1.173cm">
          <draw:text-box>
            <text:p>create:</text:p>
          </draw:text-box>
        </draw:frame>
        <draw:custom-shape draw:style-name="gr4" draw:text-style-name="P1" draw:layer="layout" svg:width="4.528cm" svg:height="2.919cm" svg:x="1.473cm" svg:y="4.282cm">
          <text:p text:style-name="P1">allocates raw </text:p>
          <text:p text:style-name="P1">shared memory</text:p>
          <text:p text:style-name="P1">of 'segmentSize'</text:p>
          <text:p text:style-name="P1">byt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88cm" svg:height="5.919cm" svg:x="11.833cm" svg:y="3.055cm">
          <text:p text:style-name="P1"/>
          <text:p text:style-name="P1"/>
          <text:p text:style-name="P1"/>
          <text:p text:style-name="P1"/>
          <text:p text:style-name="P1">SharedBlock's </text:p>
          <text:p text:style-name="P1">constructor is</text:p>
          <text:p text:style-name="P1">used to format</text:p>
          <text:p text:style-name="P1">remaining mem.</text:p>
          <draw:enhanced-geometry svg:viewBox="0 0 21600 21600" draw:type="rectangle" draw:enhanced-path="M 0 0 L 21600 0 21600 21600 0 21600 0 0 Z N"/>
        </draw:custom-shape>
        <draw:frame draw:style-name="gr3" draw:layer="layout" svg:width="2.462cm" svg:height="1.017cm" svg:x="2.128cm" svg:y="2.074cm">
          <draw:text-box>
            <text:p>Step 1:</text:p>
          </draw:text-box>
        </draw:frame>
        <draw:frame draw:style-name="gr3" draw:layer="layout" svg:width="2.462cm" svg:height="1.017cm" svg:x="11.784cm" svg:y="2.047cm">
          <draw:text-box>
            <text:p>Step 3:</text:p>
          </draw:text-box>
        </draw:frame>
        <draw:line draw:style-name="gr6" draw:text-style-name="P1" draw:layer="layout" svg:x1="11.839cm" svg:y1="6.056cm" svg:x2="16.721cm" svg:y2="6.029cm">
          <text:p/>
        </draw:line>
        <draw:custom-shape draw:style-name="gr5" draw:text-style-name="P1" draw:layer="layout" svg:width="4.888cm" svg:height="5.919cm" svg:x="6.542cm" svg:y="3.056cm">
          <text:p text:style-name="P1">formats the raw</text:p>
          <text:p text:style-name="P1">memory using</text:p>
          <text:p text:style-name="P1">SharedSegment's</text:p>
          <text:p text:style-name="P1">constructor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3" draw:layer="layout" svg:width="2.462cm" svg:height="1.017cm" svg:x="6.493cm" svg:y="2.048cm">
          <draw:text-box>
            <text:p>Step 2:</text:p>
          </draw:text-box>
        </draw:frame>
        <draw:line draw:style-name="gr6" draw:text-style-name="P1" draw:layer="layout" svg:x1="6.548cm" svg:y1="6.22cm" svg:x2="11.43cm" svg:y2="6.193cm">
          <text:p/>
        </draw:line>
        <draw:custom-shape draw:style-name="gr7" draw:text-style-name="P1" draw:layer="layout" svg:width="4.882cm" svg:height="2.755cm" svg:x="6.574cm" svg:y="6.219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9.146cm" svg:height="1.017cm" svg:x="8.074cm" svg:y="1cm">
          <draw:text-box>
            <text:p>cf. man bobcat sharedREADME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Bitstream Charter1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2-03T22:31:45</meta:creation-date>
    <meta:editing-duration>PT11M5S</meta:editing-duration>
    <meta:editing-cycles>7</meta:editing-cycles>
    <dc:date>2014-05-19T12:12:27.646588588</dc:date>
    <meta:generator>LibreOffice/4.1.6.2$Linux_x86 LibreOffice_project/410m0$Build-2</meta:generator>
    <meta:document-statistic meta:object-count="36"/>
  </office:meta>
</office:document-meta>
</file>